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a2dda" officeooo:paragraph-rsid="001a2dda"/>
    </style:style>
    <style:style style:name="P2" style:family="paragraph" style:parent-style-name="Standard">
      <style:text-properties officeooo:rsid="001c996f" officeooo:paragraph-rsid="001c996f"/>
    </style:style>
    <style:style style:name="P3" style:family="paragraph" style:parent-style-name="Standard">
      <style:text-properties officeooo:rsid="001dc503" officeooo:paragraph-rsid="001dc503"/>
    </style:style>
    <style:style style:name="P4" style:family="paragraph" style:parent-style-name="Standard">
      <style:text-properties officeooo:rsid="00210ab1" officeooo:paragraph-rsid="00210ab1"/>
    </style:style>
    <style:style style:name="P5" style:family="paragraph" style:parent-style-name="Standard">
      <style:text-properties officeooo:rsid="002200e6" officeooo:paragraph-rsid="002200e6"/>
    </style:style>
    <style:style style:name="P6" style:family="paragraph" style:parent-style-name="Standard">
      <style:text-properties officeooo:paragraph-rsid="002200e6"/>
    </style:style>
    <style:style style:name="P7" style:family="paragraph" style:parent-style-name="Standard">
      <style:text-properties officeooo:rsid="0022bee9" officeooo:paragraph-rsid="0022bee9"/>
    </style:style>
    <style:style style:name="P8" style:family="paragraph" style:parent-style-name="Standard" style:list-style-name="L1">
      <style:text-properties officeooo:rsid="002200e6" officeooo:paragraph-rsid="002200e6"/>
    </style:style>
    <style:style style:name="P9" style:family="paragraph" style:parent-style-name="Standard" style:list-style-name="L1">
      <style:text-properties officeooo:rsid="0023403e" officeooo:paragraph-rsid="0023403e"/>
    </style:style>
    <style:style style:name="T1" style:family="text">
      <style:text-properties officeooo:rsid="001f79a1"/>
    </style:style>
    <style:style style:name="T2" style:family="text">
      <style:text-properties officeooo:rsid="00221aa7"/>
    </style:style>
    <style:style style:name="T3" style:family="text">
      <style:text-properties officeooo:rsid="0022bee9"/>
    </style:style>
    <style:style style:name="T4" style:family="text">
      <style:text-properties officeooo:rsid="0023150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zabadon terjeszthető</text:p>
      <text:p text:style-name="P1"/>
      <text:p text:style-name="P1"><text:span text:style-name="T1">ajánlott 60</text:span> perc</text:p>
      <text:p text:style-name="P1"/>
      <text:p text:style-name="P1"/>
      <text:p text:style-name="P1">1 feladat</text:p>
      <text:p text:style-name="P1"/>
      <text:p text:style-name="P7">Írjon programot bickili.py néven. A program írja ki saját nevét, a készítés dátumát és az osztályát. Megjegyzésben is szerepeljen a készítő neve, a készítés ideje és milyen osztályba jár.</text:p>
      <text:p text:style-name="P7">Kérje be egy bicikli árát. Ha 1-nél kisebb árat ír be a felhasználó, írassuk ki, hogy „Lehetetlen”.</text:p>
      <text:p text:style-name="P7"/>
      <text:p text:style-name="P2"/>
      <text:p text:style-name="P3">2 feladat</text:p>
      <text:p text:style-name="P3"/>
      <text:p text:style-name="P7">Írjon programot palya.py néven.</text:p>
      <text:p text:style-name="P7">Kérjen be egy melyik területhez tartozik egy vasúti pálya. Ha nem létező területhez tartozik a program lépjen ki. Létező területek: Budapest, Miskolc, Pécs, Zalaegerszeg. </text:p>
      <text:p text:style-name="P7">Ha létező területet írt be a felhasználó, akkor kérje be a területhez tartozó pályák öregedési idejét években. Ha az év nagyobb mint 2, de kisebb mint 6, írjon ki figyelmeztetést, hogy „felülvizsgálatot igényel”. Ha nagyobb mint 5, írja ki, hogy „Sürgős karbantartás”. Minden más esetben írja ki, hogy „Normál”.</text:p>
      <text:p text:style-name="P7"/>
      <text:p text:style-name="P3"/>
      <text:p text:style-name="P3"/>
      <text:p text:style-name="P5">3 feladat</text:p>
      <text:p text:style-name="P6"/>
      <text:p text:style-name="Standard">Adott egy orv nevű program, amely két állományból áll: orv.py, p<text:span text:style-name="T2">a</text:span>ciens.py és egy p<text:span text:style-name="T2">a</text:span>ciens.txt. A program egy orvos pácienseit tartja nyilván. </text:p>
      <text:p text:style-name="P5"/>
      <text:list xml:id="list1350907885" text:style-name="L1">
        <text:list-item>
          <text:p text:style-name="P8">Importálja a p<text:span text:style-name="T2">a</text:span>ciens.py fájlból a Paciens osztályt <text:span text:style-name="T4">az orv.py fájlban</text:span>. </text:p>
        </text:list-item>
        <text:list-item>
          <text:p text:style-name="P8">A Paciens osztályt egészítse ki, <text:span text:style-name="T3">hogy tárolni tudja milyen kezelést történt (kezeles) és egy időponttal (idopont).</text:span></text:p>
        </text:list-item>
        <text:list-item>
          <text:p text:style-name="P9">A beolvas() metódust írja át, hogy a páciens.txt fájlt nyissa meg.</text:p>
        </text:list-item>
        <text:list-item>
          <text:p text:style-name="P9">A moxavalKezeltek() metódusban írassa ki a moxával kezelteket.</text:p>
        </text:list-item>
        <text:list-item>
          <text:p text:style-name="P9">A bevetel() metódusban írassa ki, hogy mennyi volt az összes bevétel.</text:p>
        </text:list-item>
        <text:list-item>
          <text:p text:style-name="P9">A tizezernelNagyobbBevetel() metódusban írassa ki a a 10 ezernél nagyobb bevételű kezelések adatati.</text:p>
        </text:list-item>
      </text:list>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18:53:46.382019287</meta:creation-date>
    <meta:generator>LibreOffice/7.2.0.4$Linux_X86_64 LibreOffice_project/9a9c6381e3f7a62afc1329bd359cc48accb6435b</meta:generator>
    <dc:date>2021-12-15T13:20:59.844181113</dc:date>
    <meta:editing-duration>PT1H50S</meta:editing-duration>
    <meta:editing-cycles>10</meta:editing-cycles>
    <meta:document-statistic meta:table-count="0" meta:image-count="0" meta:object-count="0" meta:page-count="1" meta:paragraph-count="17" meta:word-count="230" meta:character-count="1497" meta:non-whitespace-character-count="1287"/>
  </office:meta>
</office:document-meta>
</file>